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3" office:value-type="string" calcext:value-type="string">
            <text:p>Mens. 10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1-05" calcext:value-type="date">
            <text:p>05/1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3" office:value-type="string" calcext:value-type="string">
            <text:p>Mens. 1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2-08" calcext:value-type="date">
            <text:p>08/12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3" office:value-type="string" calcext:value-type="string">
            <text:p>Mens. 1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6-01-05" calcext:value-type="date">
            <text:p>05/01/2026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7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0:55.7510003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0:55.762785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45:27</meta:creation-date>
    <dc:date>2026-01-20T16:01:24.282691600</dc:date>
    <dc:language>pt-PT</dc:language>
    <meta:editing-cycles>698</meta:editing-cycles>
    <meta:editing-duration>P2DT26M53S</meta:editing-duration>
    <meta:print-date>2023-12-28T12:23:41.575000000</meta:print-date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